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yle1">
      <style:graphic-properties draw:stroke="solid" svg:stroke-width="0.025cm" draw:marker-start-width="0.229cm" draw:marker-end-width="0.229cm" draw:fill="solid" draw:fill-color="#333333" fo:padding-top="0.137cm" fo:padding-bottom="0.137cm" fo:padding-left="0.262cm" fo:padding-right="0.262cm"/>
    </style:style>
    <style:style style:name="gr2" style:family="graphic" style:parent-style-name="style2">
      <style:graphic-properties draw:stroke="solid" svg:stroke-width="0.025cm" draw:marker-start-width="0.229cm" draw:marker-end-width="0.229cm" draw:fill="hatch" draw:fill-hatch-name="Hatch_20_1" fo:padding-top="0.137cm" fo:padding-bottom="0.137cm" fo:padding-left="0.262cm" fo:padding-right="0.262cm"/>
    </style:style>
    <style:style style:name="gr3" style:family="graphic" style:parent-style-name="style2">
      <style:graphic-properties draw:stroke="solid" svg:stroke-width="0.025cm" draw:marker-start-width="0.229cm" draw:marker-end-width="0.229cm" draw:fill="hatch" draw:fill-hatch-name="Hatch_20_1" draw:fill-hatch-solid="false" fo:padding-top="0.137cm" fo:padding-bottom="0.137cm" fo:padding-left="0.262cm" fo:padding-right="0.262cm"/>
    </style:style>
    <style:style style:name="gr4" style:family="graphic" style:parent-style-name="style3">
      <style:graphic-properties draw:stroke="solid" svg:stroke-width="0.025cm" draw:marker-start-width="0.229cm" draw:marker-end-width="0.229cm" draw:fill="hatch" draw:fill-hatch-name="Hatch_20_2" fo:padding-top="0.137cm" fo:padding-bottom="0.137cm" fo:padding-left="0.262cm" fo:padding-right="0.262cm"/>
    </style:style>
    <style:style style:name="gr5" style:family="graphic" style:parent-style-name="style4">
      <style:graphic-properties draw:stroke="solid" svg:stroke-width="0.025cm" draw:marker-start-width="0.229cm" draw:marker-end-width="0.229cm" draw:fill="solid" draw:fill-color="#cccccc" fo:padding-top="0.137cm" fo:padding-bottom="0.137cm" fo:padding-left="0.262cm" fo:padding-right="0.262cm"/>
    </style:style>
    <style:style style:name="gr6" style:family="graphic" style:parent-style-name="style0">
      <style:graphic-properties draw:stroke="solid" svg:stroke-width="0.025cm" draw:marker-start-width="0.229cm" draw:marker-end-width="0.229cm" draw:fill="solid" draw:fill-color="#999999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fo:min-height="0.539cm"/>
    </style:style>
    <style:style style:name="P1" style:family="paragraph">
      <style:text-properties fo:font-size="11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0.819cm" svg:height="0.44cm" svg:x="0.423cm" svg:y="0.397cm" svg:viewBox="0 0 820 441" draw:points="0,0 820,0 820,441 0,441">
          <text:p/>
        </draw:polygon>
        <draw:polygon draw:style-name="gr2" draw:text-style-name="P1" draw:layer="layout" svg:width="0.663cm" svg:height="0.44cm" svg:x="1.27cm" svg:y="0.397cm" svg:viewBox="0 0 664 441" draw:points="0,0 664,0 664,441 0,441">
          <text:p/>
        </draw:polygon>
        <draw:polygon draw:style-name="gr2" draw:text-style-name="P1" draw:layer="layout" svg:width="0.663cm" svg:height="0.44cm" svg:x="1.958cm" svg:y="0.397cm" svg:viewBox="0 0 664 441" draw:points="0,0 664,0 664,441 0,441">
          <text:p/>
        </draw:polygon>
        <draw:polygon draw:style-name="gr3" draw:text-style-name="P1" draw:layer="layout" svg:width="0.663cm" svg:height="0.44cm" svg:x="2.647cm" svg:y="0.397cm" svg:viewBox="0 0 664 441" draw:points="0,0 664,0 664,441 0,441">
          <text:p/>
        </draw:polygon>
        <draw:polygon draw:style-name="gr2" draw:text-style-name="P1" draw:layer="layout" svg:width="0.663cm" svg:height="0.44cm" svg:x="3.335cm" svg:y="0.397cm" svg:viewBox="0 0 664 441" draw:points="0,0 664,0 664,441 0,441">
          <text:p/>
        </draw:polygon>
        <draw:polygon draw:style-name="gr2" draw:text-style-name="P1" draw:layer="layout" svg:width="0.663cm" svg:height="0.44cm" svg:x="4.024cm" svg:y="0.397cm" svg:viewBox="0 0 664 441" draw:points="0,0 664,0 664,441 0,441">
          <text:p/>
        </draw:polygon>
        <draw:polygon draw:style-name="gr2" draw:text-style-name="P1" draw:layer="layout" svg:width="0.663cm" svg:height="0.44cm" svg:x="4.713cm" svg:y="0.397cm" svg:viewBox="0 0 664 441" draw:points="0,0 664,0 664,441 0,441">
          <text:p/>
        </draw:polygon>
        <draw:polygon draw:style-name="gr2" draw:text-style-name="P1" draw:layer="layout" svg:width="0.663cm" svg:height="0.44cm" svg:x="5.401cm" svg:y="0.397cm" svg:viewBox="0 0 664 441" draw:points="0,0 664,0 664,441 0,441">
          <text:p/>
        </draw:polygon>
        <draw:polygon draw:style-name="gr1" draw:text-style-name="P1" draw:layer="layout" svg:width="0.819cm" svg:height="0.44cm" svg:x="6.091cm" svg:y="0.397cm" svg:viewBox="0 0 820 441" draw:points="0,0 820,0 820,441 0,441">
          <text:p/>
        </draw:polygon>
        <draw:polygon draw:style-name="gr2" draw:text-style-name="P1" draw:layer="layout" svg:width="0.663cm" svg:height="0.44cm" svg:x="6.936cm" svg:y="0.397cm" svg:viewBox="0 0 664 441" draw:points="0,0 664,0 664,441 0,441">
          <text:p/>
        </draw:polygon>
        <draw:polygon draw:style-name="gr2" draw:text-style-name="P1" draw:layer="layout" svg:width="0.663cm" svg:height="0.44cm" svg:x="7.624cm" svg:y="0.397cm" svg:viewBox="0 0 664 441" draw:points="0,0 664,0 664,441 0,441">
          <text:p/>
        </draw:polygon>
        <draw:polygon draw:style-name="gr2" draw:text-style-name="P1" draw:layer="layout" svg:width="0.663cm" svg:height="0.44cm" svg:x="8.313cm" svg:y="0.397cm" svg:viewBox="0 0 664 441" draw:points="0,0 664,0 664,441 0,441">
          <text:p/>
        </draw:polygon>
        <draw:polygon draw:style-name="gr2" draw:text-style-name="P1" draw:layer="layout" svg:width="0.663cm" svg:height="0.44cm" svg:x="9.001cm" svg:y="0.397cm" svg:viewBox="0 0 664 441" draw:points="0,0 664,0 664,441 0,441">
          <text:p/>
        </draw:polygon>
        <draw:polygon draw:style-name="gr2" draw:text-style-name="P1" draw:layer="layout" svg:width="0.663cm" svg:height="0.44cm" svg:x="9.69cm" svg:y="0.397cm" svg:viewBox="0 0 664 441" draw:points="0,0 664,0 664,441 0,441">
          <text:p/>
        </draw:polygon>
        <draw:polygon draw:style-name="gr2" draw:text-style-name="P1" draw:layer="layout" svg:width="0.663cm" svg:height="0.44cm" svg:x="10.381cm" svg:y="0.397cm" svg:viewBox="0 0 664 441" draw:points="0,0 664,0 664,441 0,441">
          <text:p/>
        </draw:polygon>
        <draw:polygon draw:style-name="gr4" draw:text-style-name="P1" draw:layer="layout" svg:width="0.595cm" svg:height="0.44cm" svg:x="11.094cm" svg:y="0.397cm" svg:viewBox="0 0 596 441" draw:points="0,0 596,0 596,441 0,441">
          <text:p/>
        </draw:polygon>
        <draw:polygon draw:style-name="gr5" draw:text-style-name="P1" draw:layer="layout" svg:width="0.682cm" svg:height="0.44cm" svg:x="11.693cm" svg:y="0.397cm" svg:viewBox="0 0 683 441" draw:points="0,0 683,0 683,441 0,441">
          <text:p/>
        </draw:polygon>
        <draw:polygon draw:style-name="gr5" draw:text-style-name="P1" draw:layer="layout" svg:width="0.682cm" svg:height="0.44cm" svg:x="12.38cm" svg:y="0.397cm" svg:viewBox="0 0 683 441" draw:points="0,0 683,0 683,441 0,441">
          <text:p/>
        </draw:polygon>
        <draw:polygon draw:style-name="gr5" draw:text-style-name="P1" draw:layer="layout" svg:width="0.682cm" svg:height="0.44cm" svg:x="13.069cm" svg:y="0.397cm" svg:viewBox="0 0 683 441" draw:points="0,0 683,0 683,441 0,441">
          <text:p/>
        </draw:polygon>
        <draw:polygon draw:style-name="gr5" draw:text-style-name="P1" draw:layer="layout" svg:width="0.682cm" svg:height="0.44cm" svg:x="13.757cm" svg:y="0.397cm" svg:viewBox="0 0 683 441" draw:points="0,0 683,0 683,441 0,441">
          <text:p/>
        </draw:polygon>
        <draw:polygon draw:style-name="gr5" draw:text-style-name="P1" draw:layer="layout" svg:width="0.682cm" svg:height="0.44cm" svg:x="14.446cm" svg:y="0.397cm" svg:viewBox="0 0 683 441" draw:points="0,0 683,0 683,441 0,441">
          <text:p/>
        </draw:polygon>
        <draw:polygon draw:style-name="gr4" draw:text-style-name="P1" draw:layer="layout" svg:width="0.595cm" svg:height="0.44cm" svg:x="15.134cm" svg:y="0.397cm" svg:viewBox="0 0 596 441" draw:points="0,0 596,0 596,441 0,441">
          <text:p/>
        </draw:polygon>
        <draw:polygon draw:style-name="gr5" draw:text-style-name="P1" draw:layer="layout" svg:width="0.682cm" svg:height="0.44cm" svg:x="15.736cm" svg:y="0.397cm" svg:viewBox="0 0 683 441" draw:points="0,0 683,0 683,441 0,441">
          <text:p/>
        </draw:polygon>
        <draw:polygon draw:style-name="gr5" draw:text-style-name="P1" draw:layer="layout" svg:width="0.682cm" svg:height="0.44cm" svg:x="16.423cm" svg:y="0.397cm" svg:viewBox="0 0 683 441" draw:points="0,0 683,0 683,441 0,441">
          <text:p/>
        </draw:polygon>
        <draw:polygon draw:style-name="gr5" draw:text-style-name="P1" draw:layer="layout" svg:width="0.682cm" svg:height="0.44cm" svg:x="17.111cm" svg:y="0.397cm" svg:viewBox="0 0 683 441" draw:points="0,0 683,0 683,441 0,441">
          <text:p/>
        </draw:polygon>
        <draw:polygon draw:style-name="gr5" draw:text-style-name="P1" draw:layer="layout" svg:width="0.682cm" svg:height="0.44cm" svg:x="17.8cm" svg:y="0.397cm" svg:viewBox="0 0 683 441" draw:points="0,0 683,0 683,441 0,441">
          <text:p/>
        </draw:polygon>
        <draw:polygon draw:style-name="gr4" draw:text-style-name="P1" draw:layer="layout" svg:width="0.595cm" svg:height="0.44cm" svg:x="19.475cm" svg:y="0.397cm" svg:viewBox="0 0 596 441" draw:points="0,0 596,0 596,441 0,441">
          <text:p/>
        </draw:polygon>
        <draw:polygon draw:style-name="gr5" draw:text-style-name="P1" draw:layer="layout" svg:width="0.68cm" svg:height="0.44cm" svg:x="20.196cm" svg:y="0.397cm" svg:viewBox="0 0 681 441" draw:points="0,0 681,0 681,441 0,441">
          <text:p/>
        </draw:polygon>
        <draw:polygon draw:style-name="gr5" draw:text-style-name="P1" draw:layer="layout" svg:width="0.68cm" svg:height="0.44cm" svg:x="20.954cm" svg:y="0.397cm" svg:viewBox="0 0 681 441" draw:points="0,0 681,0 681,441 0,441">
          <text:p/>
        </draw:polygon>
        <draw:polygon draw:style-name="gr4" draw:text-style-name="P1" draw:layer="layout" svg:width="0.595cm" svg:height="0.44cm" svg:x="1.416cm" svg:y="0.896cm" svg:viewBox="0 0 596 441" draw:points="0,0 596,0 596,441 0,441">
          <text:p/>
        </draw:polygon>
        <draw:polygon draw:style-name="gr5" draw:text-style-name="P1" draw:layer="layout" svg:width="0.682cm" svg:height="0.44cm" svg:x="2.04cm" svg:y="0.896cm" svg:viewBox="0 0 683 441" draw:points="0,0 683,0 683,441 0,441">
          <text:p/>
        </draw:polygon>
        <draw:polygon draw:style-name="gr5" draw:text-style-name="P1" draw:layer="layout" svg:width="0.682cm" svg:height="0.44cm" svg:x="2.781cm" svg:y="0.896cm" svg:viewBox="0 0 683 441" draw:points="0,0 683,0 683,441 0,441">
          <text:p/>
        </draw:polygon>
        <draw:polygon draw:style-name="gr5" draw:text-style-name="P1" draw:layer="layout" svg:width="0.682cm" svg:height="0.44cm" svg:x="3.52cm" svg:y="0.896cm" svg:viewBox="0 0 683 441" draw:points="0,0 683,0 683,441 0,441">
          <text:p/>
        </draw:polygon>
        <draw:polygon draw:style-name="gr5" draw:text-style-name="P1" draw:layer="layout" svg:width="0.682cm" svg:height="0.44cm" svg:x="4.256cm" svg:y="0.896cm" svg:viewBox="0 0 683 441" draw:points="0,0 683,0 683,441 0,441">
          <text:p/>
        </draw:polygon>
        <draw:polygon draw:style-name="gr5" draw:text-style-name="P1" draw:layer="layout" svg:width="0.682cm" svg:height="0.44cm" svg:x="4.991cm" svg:y="0.896cm" svg:viewBox="0 0 683 441" draw:points="0,0 683,0 683,441 0,441">
          <text:p/>
        </draw:polygon>
        <draw:polygon draw:style-name="gr5" draw:text-style-name="P1" draw:layer="layout" svg:width="0.682cm" svg:height="0.44cm" svg:x="5.727cm" svg:y="0.896cm" svg:viewBox="0 0 683 441" draw:points="0,0 683,0 683,441 0,441">
          <text:p/>
        </draw:polygon>
        <draw:polygon draw:style-name="gr5" draw:text-style-name="P1" draw:layer="layout" svg:width="0.682cm" svg:height="0.44cm" svg:x="6.463cm" svg:y="0.896cm" svg:viewBox="0 0 683 441" draw:points="0,0 683,0 683,441 0,441">
          <text:p/>
        </draw:polygon>
        <draw:polygon draw:style-name="gr4" draw:text-style-name="P1" draw:layer="layout" svg:width="0.595cm" svg:height="0.44cm" svg:x="7.205cm" svg:y="0.896cm" svg:viewBox="0 0 596 441" draw:points="0,0 596,0 596,441 0,441">
          <text:p/>
        </draw:polygon>
        <draw:polygon draw:style-name="gr5" draw:text-style-name="P1" draw:layer="layout" svg:width="0.682cm" svg:height="0.44cm" svg:x="7.827cm" svg:y="0.896cm" svg:viewBox="0 0 683 441" draw:points="0,0 683,0 683,441 0,441">
          <text:p/>
        </draw:polygon>
        <draw:polygon draw:style-name="gr5" draw:text-style-name="P1" draw:layer="layout" svg:width="0.682cm" svg:height="0.44cm" svg:x="8.564cm" svg:y="0.896cm" svg:viewBox="0 0 683 441" draw:points="0,0 683,0 683,441 0,441">
          <text:p/>
        </draw:polygon>
        <draw:polygon draw:style-name="gr5" draw:text-style-name="P1" draw:layer="layout" svg:width="0.682cm" svg:height="0.44cm" svg:x="9.301cm" svg:y="0.896cm" svg:viewBox="0 0 683 441" draw:points="0,0 683,0 683,441 0,441">
          <text:p/>
        </draw:polygon>
        <draw:polygon draw:style-name="gr5" draw:text-style-name="P1" draw:layer="layout" svg:width="0.682cm" svg:height="0.44cm" svg:x="10.037cm" svg:y="0.896cm" svg:viewBox="0 0 683 441" draw:points="0,0 683,0 683,441 0,441">
          <text:p/>
        </draw:polygon>
        <draw:polygon draw:style-name="gr5" draw:text-style-name="P1" draw:layer="layout" svg:width="0.682cm" svg:height="0.44cm" svg:x="10.773cm" svg:y="0.896cm" svg:viewBox="0 0 683 441" draw:points="0,0 683,0 683,441 0,441">
          <text:p/>
        </draw:polygon>
        <draw:polygon draw:style-name="gr5" draw:text-style-name="P1" draw:layer="layout" svg:width="0.682cm" svg:height="0.44cm" svg:x="11.509cm" svg:y="0.896cm" svg:viewBox="0 0 683 441" draw:points="0,0 683,0 683,441 0,441">
          <text:p/>
        </draw:polygon>
        <draw:polygon draw:style-name="gr4" draw:text-style-name="P1" draw:layer="layout" svg:width="0.596cm" svg:height="0.44cm" svg:x="12.198cm" svg:y="0.896cm" svg:viewBox="0 0 597 441" draw:points="0,0 597,0 597,441 0,441">
          <text:p/>
        </draw:polygon>
        <draw:polygon draw:style-name="gr5" draw:text-style-name="P1" draw:layer="layout" svg:width="0.682cm" svg:height="0.44cm" svg:x="12.797cm" svg:y="0.896cm" svg:viewBox="0 0 683 441" draw:points="0,0 683,0 683,441 0,441">
          <text:p/>
        </draw:polygon>
        <draw:polygon draw:style-name="gr5" draw:text-style-name="P1" draw:layer="layout" svg:width="0.682cm" svg:height="0.44cm" svg:x="13.486cm" svg:y="0.896cm" svg:viewBox="0 0 683 441" draw:points="0,0 683,0 683,441 0,441">
          <text:p/>
        </draw:polygon>
        <draw:polygon draw:style-name="gr5" draw:text-style-name="P1" draw:layer="layout" svg:width="0.682cm" svg:height="0.44cm" svg:x="14.175cm" svg:y="0.896cm" svg:viewBox="0 0 683 441" draw:points="0,0 683,0 683,441 0,441">
          <text:p/>
        </draw:polygon>
        <draw:polygon draw:style-name="gr5" draw:text-style-name="P1" draw:layer="layout" svg:width="0.682cm" svg:height="0.44cm" svg:x="14.863cm" svg:y="0.896cm" svg:viewBox="0 0 683 441" draw:points="0,0 683,0 683,441 0,441">
          <text:p/>
        </draw:polygon>
        <draw:polygon draw:style-name="gr5" draw:text-style-name="P1" draw:layer="layout" svg:width="0.682cm" svg:height="0.44cm" svg:x="15.552cm" svg:y="0.896cm" svg:viewBox="0 0 683 441" draw:points="0,0 683,0 683,441 0,441">
          <text:p/>
        </draw:polygon>
        <draw:polygon draw:style-name="gr4" draw:text-style-name="P1" draw:layer="layout" svg:width="0.596cm" svg:height="0.44cm" svg:x="16.24cm" svg:y="0.896cm" svg:viewBox="0 0 597 441" draw:points="0,0 597,0 597,441 0,441">
          <text:p/>
        </draw:polygon>
        <draw:polygon draw:style-name="gr5" draw:text-style-name="P1" draw:layer="layout" svg:width="0.682cm" svg:height="0.44cm" svg:x="16.84cm" svg:y="0.896cm" svg:viewBox="0 0 683 441" draw:points="0,0 683,0 683,441 0,441">
          <text:p/>
        </draw:polygon>
        <draw:polygon draw:style-name="gr5" draw:text-style-name="P1" draw:layer="layout" svg:width="0.682cm" svg:height="0.44cm" svg:x="17.529cm" svg:y="0.896cm" svg:viewBox="0 0 683 441" draw:points="0,0 683,0 683,441 0,441">
          <text:p/>
        </draw:polygon>
        <draw:polygon draw:style-name="gr5" draw:text-style-name="P1" draw:layer="layout" svg:width="0.682cm" svg:height="0.44cm" svg:x="18.217cm" svg:y="0.896cm" svg:viewBox="0 0 683 441" draw:points="0,0 683,0 683,441 0,441">
          <text:p/>
        </draw:polygon>
        <draw:polygon draw:style-name="gr5" draw:text-style-name="P1" draw:layer="layout" svg:width="0.682cm" svg:height="0.44cm" svg:x="18.904cm" svg:y="0.896cm" svg:viewBox="0 0 683 441" draw:points="0,0 683,0 683,441 0,441">
          <text:p/>
        </draw:polygon>
        <draw:polygon draw:style-name="gr1" draw:text-style-name="P1" draw:layer="layout" svg:width="0.819cm" svg:height="0.44cm" svg:x="20.949cm" svg:y="0.896cm" svg:viewBox="0 0 820 441" draw:points="0,0 820,0 820,441 0,441">
          <text:p/>
        </draw:polygon>
        <draw:polygon draw:style-name="gr2" draw:text-style-name="P1" draw:layer="layout" svg:width="0.663cm" svg:height="0.44cm" svg:x="21.818cm" svg:y="0.896cm" svg:viewBox="0 0 664 441" draw:points="0,0 664,0 664,441 0,441">
          <text:p/>
        </draw:polygon>
        <draw:polygon draw:style-name="gr4" draw:text-style-name="P1" draw:layer="layout" svg:width="0.595cm" svg:height="0.44cm" svg:x="1.419cm" svg:y="1.396cm" svg:viewBox="0 0 596 441" draw:points="0,0 596,0 596,441 0,441">
          <text:p/>
        </draw:polygon>
        <draw:polygon draw:style-name="gr5" draw:text-style-name="P1" draw:layer="layout" svg:width="0.682cm" svg:height="0.44cm" svg:x="2.042cm" svg:y="1.396cm" svg:viewBox="0 0 683 441" draw:points="0,0 683,0 683,441 0,441">
          <text:p/>
        </draw:polygon>
        <draw:polygon draw:style-name="gr5" draw:text-style-name="P1" draw:layer="layout" svg:width="0.682cm" svg:height="0.44cm" svg:x="2.785cm" svg:y="1.396cm" svg:viewBox="0 0 683 441" draw:points="0,0 683,0 683,441 0,441">
          <text:p/>
        </draw:polygon>
        <draw:polygon draw:style-name="gr5" draw:text-style-name="P1" draw:layer="layout" svg:width="0.682cm" svg:height="0.44cm" svg:x="3.52cm" svg:y="1.396cm" svg:viewBox="0 0 683 441" draw:points="0,0 683,0 683,441 0,441">
          <text:p/>
        </draw:polygon>
        <draw:polygon draw:style-name="gr5" draw:text-style-name="P1" draw:layer="layout" svg:width="0.682cm" svg:height="0.44cm" svg:x="4.257cm" svg:y="1.396cm" svg:viewBox="0 0 683 441" draw:points="0,0 683,0 683,441 0,441">
          <text:p/>
        </draw:polygon>
        <draw:polygon draw:style-name="gr5" draw:text-style-name="P1" draw:layer="layout" svg:width="0.682cm" svg:height="0.44cm" svg:x="4.993cm" svg:y="1.396cm" svg:viewBox="0 0 683 441" draw:points="0,0 683,0 683,441 0,441">
          <text:p/>
        </draw:polygon>
        <draw:polygon draw:style-name="gr5" draw:text-style-name="P1" draw:layer="layout" svg:width="0.682cm" svg:height="0.44cm" svg:x="5.729cm" svg:y="1.396cm" svg:viewBox="0 0 683 441" draw:points="0,0 683,0 683,441 0,441">
          <text:p/>
        </draw:polygon>
        <draw:polygon draw:style-name="gr5" draw:text-style-name="P1" draw:layer="layout" svg:width="0.682cm" svg:height="0.44cm" svg:x="6.465cm" svg:y="1.396cm" svg:viewBox="0 0 683 441" draw:points="0,0 683,0 683,441 0,441">
          <text:p/>
        </draw:polygon>
        <draw:polygon draw:style-name="gr4" draw:text-style-name="P1" draw:layer="layout" svg:width="0.595cm" svg:height="0.44cm" svg:x="7.207cm" svg:y="1.396cm" svg:viewBox="0 0 596 441" draw:points="0,0 596,0 596,441 0,441">
          <text:p/>
        </draw:polygon>
        <draw:polygon draw:style-name="gr5" draw:text-style-name="P1" draw:layer="layout" svg:width="0.682cm" svg:height="0.44cm" svg:x="7.831cm" svg:y="1.396cm" svg:viewBox="0 0 683 441" draw:points="0,0 683,0 683,441 0,441">
          <text:p/>
        </draw:polygon>
        <draw:polygon draw:style-name="gr5" draw:text-style-name="P1" draw:layer="layout" svg:width="0.682cm" svg:height="0.44cm" svg:x="8.565cm" svg:y="1.396cm" svg:viewBox="0 0 683 441" draw:points="0,0 683,0 683,441 0,441">
          <text:p/>
        </draw:polygon>
        <draw:polygon draw:style-name="gr5" draw:text-style-name="P1" draw:layer="layout" svg:width="0.682cm" svg:height="0.44cm" svg:x="9.301cm" svg:y="1.396cm" svg:viewBox="0 0 683 441" draw:points="0,0 683,0 683,441 0,441">
          <text:p/>
        </draw:polygon>
        <draw:polygon draw:style-name="gr5" draw:text-style-name="P1" draw:layer="layout" svg:width="0.682cm" svg:height="0.44cm" svg:x="10.039cm" svg:y="1.396cm" svg:viewBox="0 0 683 441" draw:points="0,0 683,0 683,441 0,441">
          <text:p/>
        </draw:polygon>
        <draw:polygon draw:style-name="gr5" draw:text-style-name="P1" draw:layer="layout" svg:width="0.682cm" svg:height="0.44cm" svg:x="10.773cm" svg:y="1.396cm" svg:viewBox="0 0 683 441" draw:points="0,0 683,0 683,441 0,441">
          <text:p/>
        </draw:polygon>
        <draw:polygon draw:style-name="gr5" draw:text-style-name="P1" draw:layer="layout" svg:width="0.682cm" svg:height="0.44cm" svg:x="11.512cm" svg:y="1.396cm" svg:viewBox="0 0 683 441" draw:points="0,0 683,0 683,441 0,441">
          <text:p/>
        </draw:polygon>
        <draw:polygon draw:style-name="gr4" draw:text-style-name="P1" draw:layer="layout" svg:width="0.595cm" svg:height="0.44cm" svg:x="12.2cm" svg:y="1.396cm" svg:viewBox="0 0 596 441" draw:points="0,0 596,0 596,441 0,441">
          <text:p/>
        </draw:polygon>
        <draw:polygon draw:style-name="gr5" draw:text-style-name="P1" draw:layer="layout" svg:width="0.682cm" svg:height="0.44cm" svg:x="12.799cm" svg:y="1.396cm" svg:viewBox="0 0 683 441" draw:points="0,0 683,0 683,441 0,441">
          <text:p/>
        </draw:polygon>
        <draw:polygon draw:style-name="gr5" draw:text-style-name="P1" draw:layer="layout" svg:width="0.682cm" svg:height="0.44cm" svg:x="13.486cm" svg:y="1.396cm" svg:viewBox="0 0 683 441" draw:points="0,0 683,0 683,441 0,441">
          <text:p/>
        </draw:polygon>
        <draw:polygon draw:style-name="gr5" draw:text-style-name="P1" draw:layer="layout" svg:width="0.682cm" svg:height="0.44cm" svg:x="14.175cm" svg:y="1.396cm" svg:viewBox="0 0 683 441" draw:points="0,0 683,0 683,441 0,441">
          <text:p/>
        </draw:polygon>
        <draw:polygon draw:style-name="gr5" draw:text-style-name="P1" draw:layer="layout" svg:width="0.682cm" svg:height="0.44cm" svg:x="14.863cm" svg:y="1.396cm" svg:viewBox="0 0 683 441" draw:points="0,0 683,0 683,441 0,441">
          <text:p/>
        </draw:polygon>
        <draw:polygon draw:style-name="gr5" draw:text-style-name="P1" draw:layer="layout" svg:width="0.682cm" svg:height="0.44cm" svg:x="15.552cm" svg:y="1.396cm" svg:viewBox="0 0 683 441" draw:points="0,0 683,0 683,441 0,441">
          <text:p/>
        </draw:polygon>
        <draw:polygon draw:style-name="gr1" draw:text-style-name="P1" draw:layer="layout" svg:width="0.819cm" svg:height="0.44cm" svg:x="16.239cm" svg:y="1.396cm" svg:viewBox="0 0 820 441" draw:points="0,0 820,0 820,441 0,441">
          <text:p/>
        </draw:polygon>
        <draw:polygon draw:style-name="gr2" draw:text-style-name="P1" draw:layer="layout" svg:width="0.663cm" svg:height="0.44cm" svg:x="17.084cm" svg:y="1.396cm" svg:viewBox="0 0 664 441" draw:points="0,0 664,0 664,441 0,441">
          <text:p/>
        </draw:polygon>
        <draw:polygon draw:style-name="gr2" draw:text-style-name="P1" draw:layer="layout" svg:width="0.663cm" svg:height="0.44cm" svg:x="17.773cm" svg:y="1.396cm" svg:viewBox="0 0 664 441" draw:points="0,0 664,0 664,441 0,441">
          <text:p/>
        </draw:polygon>
        <draw:polygon draw:style-name="gr2" draw:text-style-name="P1" draw:layer="layout" svg:width="0.663cm" svg:height="0.44cm" svg:x="18.462cm" svg:y="1.396cm" svg:viewBox="0 0 664 441" draw:points="0,0 664,0 664,441 0,441">
          <text:p/>
        </draw:polygon>
        <draw:polygon draw:style-name="gr4" draw:text-style-name="P1" draw:layer="layout" svg:width="0.595cm" svg:height="0.44cm" svg:x="21.839cm" svg:y="1.396cm" svg:viewBox="0 0 596 441" draw:points="0,0 596,0 596,441 0,441">
          <text:p/>
        </draw:polygon>
        <draw:polygon draw:style-name="gr5" draw:text-style-name="P1" draw:layer="layout" svg:width="0.68cm" svg:height="0.44cm" svg:x="22.533cm" svg:y="1.396cm" svg:viewBox="0 0 681 441" draw:points="0,0 681,0 681,441 0,441">
          <text:p/>
        </draw:polygon>
        <draw:polygon draw:style-name="gr4" draw:text-style-name="P1" draw:layer="layout" svg:width="0.595cm" svg:height="0.44cm" svg:x="1.476cm" svg:y="1.897cm" svg:viewBox="0 0 596 441" draw:points="0,0 596,0 596,441 0,441">
          <text:p/>
        </draw:polygon>
        <draw:polygon draw:style-name="gr5" draw:text-style-name="P1" draw:layer="layout" svg:width="0.682cm" svg:height="0.44cm" svg:x="2.133cm" svg:y="1.897cm" svg:viewBox="0 0 683 441" draw:points="0,0 683,0 683,441 0,441">
          <text:p/>
        </draw:polygon>
        <draw:polygon draw:style-name="gr5" draw:text-style-name="P1" draw:layer="layout" svg:width="0.682cm" svg:height="0.44cm" svg:x="2.933cm" svg:y="1.897cm" svg:viewBox="0 0 683 441" draw:points="0,0 683,0 683,441 0,441">
          <text:p/>
        </draw:polygon>
        <draw:polygon draw:style-name="gr5" draw:text-style-name="P1" draw:layer="layout" svg:width="0.682cm" svg:height="0.44cm" svg:x="3.711cm" svg:y="1.897cm" svg:viewBox="0 0 683 441" draw:points="0,0 683,0 683,441 0,441">
          <text:p/>
        </draw:polygon>
        <draw:polygon draw:style-name="gr5" draw:text-style-name="P1" draw:layer="layout" svg:width="0.682cm" svg:height="0.44cm" svg:x="4.489cm" svg:y="1.897cm" svg:viewBox="0 0 683 441" draw:points="0,0 683,0 683,441 0,441">
          <text:p/>
        </draw:polygon>
        <draw:polygon draw:style-name="gr5" draw:text-style-name="P1" draw:layer="layout" svg:width="0.682cm" svg:height="0.44cm" svg:x="5.249cm" svg:y="1.897cm" svg:viewBox="0 0 683 441" draw:points="0,0 683,0 683,441 0,441">
          <text:p/>
        </draw:polygon>
        <draw:polygon draw:style-name="gr5" draw:text-style-name="P1" draw:layer="layout" svg:width="0.682cm" svg:height="0.44cm" svg:x="6.01cm" svg:y="1.897cm" svg:viewBox="0 0 683 441" draw:points="0,0 683,0 683,441 0,441">
          <text:p/>
        </draw:polygon>
        <draw:polygon draw:style-name="gr5" draw:text-style-name="P1" draw:layer="layout" svg:width="0.682cm" svg:height="0.44cm" svg:x="6.769cm" svg:y="1.897cm" svg:viewBox="0 0 683 441" draw:points="0,0 683,0 683,441 0,441">
          <text:p/>
        </draw:polygon>
        <draw:polygon draw:style-name="gr4" draw:text-style-name="P1" draw:layer="layout" svg:width="0.595cm" svg:height="0.44cm" svg:x="7.533cm" svg:y="1.897cm" svg:viewBox="0 0 596 441" draw:points="0,0 596,0 596,441 0,441">
          <text:p/>
        </draw:polygon>
        <draw:polygon draw:style-name="gr5" draw:text-style-name="P1" draw:layer="layout" svg:width="0.682cm" svg:height="0.44cm" svg:x="8.156cm" svg:y="1.897cm" svg:viewBox="0 0 683 441" draw:points="0,0 683,0 683,441 0,441">
          <text:p/>
        </draw:polygon>
        <draw:polygon draw:style-name="gr5" draw:text-style-name="P1" draw:layer="layout" svg:width="0.682cm" svg:height="0.44cm" svg:x="8.891cm" svg:y="1.897cm" svg:viewBox="0 0 683 441" draw:points="0,0 683,0 683,441 0,441">
          <text:p/>
        </draw:polygon>
        <draw:polygon draw:style-name="gr5" draw:text-style-name="P1" draw:layer="layout" svg:width="0.682cm" svg:height="0.44cm" svg:x="9.627cm" svg:y="1.897cm" svg:viewBox="0 0 683 441" draw:points="0,0 683,0 683,441 0,441">
          <text:p/>
        </draw:polygon>
        <draw:polygon draw:style-name="gr5" draw:text-style-name="P1" draw:layer="layout" svg:width="0.682cm" svg:height="0.44cm" svg:x="10.362cm" svg:y="1.897cm" svg:viewBox="0 0 683 441" draw:points="0,0 683,0 683,441 0,441">
          <text:p/>
        </draw:polygon>
        <draw:polygon draw:style-name="gr5" draw:text-style-name="P1" draw:layer="layout" svg:width="0.682cm" svg:height="0.44cm" svg:x="11.122cm" svg:y="1.897cm" svg:viewBox="0 0 683 441" draw:points="0,0 683,0 683,441 0,441">
          <text:p/>
        </draw:polygon>
        <draw:polygon draw:style-name="gr5" draw:text-style-name="P1" draw:layer="layout" svg:width="0.682cm" svg:height="0.44cm" svg:x="11.854cm" svg:y="1.897cm" svg:viewBox="0 0 683 441" draw:points="0,0 683,0 683,441 0,441">
          <text:p/>
        </draw:polygon>
        <draw:polygon draw:style-name="gr4" draw:text-style-name="P1" draw:layer="layout" svg:width="0.595cm" svg:height="0.44cm" svg:x="12.543cm" svg:y="1.897cm" svg:viewBox="0 0 596 441" draw:points="0,0 596,0 596,441 0,441">
          <text:p/>
        </draw:polygon>
        <draw:polygon draw:style-name="gr5" draw:text-style-name="P1" draw:layer="layout" svg:width="0.682cm" svg:height="0.44cm" svg:x="13.143cm" svg:y="1.897cm" svg:viewBox="0 0 683 441" draw:points="0,0 683,0 683,441 0,441">
          <text:p/>
        </draw:polygon>
        <draw:polygon draw:style-name="gr5" draw:text-style-name="P1" draw:layer="layout" svg:width="0.682cm" svg:height="0.44cm" svg:x="13.829cm" svg:y="1.897cm" svg:viewBox="0 0 683 441" draw:points="0,0 683,0 683,441 0,441">
          <text:p/>
        </draw:polygon>
        <draw:polygon draw:style-name="gr5" draw:text-style-name="P1" draw:layer="layout" svg:width="0.682cm" svg:height="0.44cm" svg:x="14.518cm" svg:y="1.897cm" svg:viewBox="0 0 683 441" draw:points="0,0 683,0 683,441 0,441">
          <text:p/>
        </draw:polygon>
        <draw:polygon draw:style-name="gr5" draw:text-style-name="P1" draw:layer="layout" svg:width="0.682cm" svg:height="0.44cm" svg:x="15.207cm" svg:y="1.897cm" svg:viewBox="0 0 683 441" draw:points="0,0 683,0 683,441 0,441">
          <text:p/>
        </draw:polygon>
        <draw:polygon draw:style-name="gr5" draw:text-style-name="P1" draw:layer="layout" svg:width="0.682cm" svg:height="0.44cm" svg:x="15.895cm" svg:y="1.897cm" svg:viewBox="0 0 683 441" draw:points="0,0 683,0 683,441 0,441">
          <text:p/>
        </draw:polygon>
        <draw:polygon draw:style-name="gr4" draw:text-style-name="P1" draw:layer="layout" svg:width="0.595cm" svg:height="0.44cm" svg:x="17.13cm" svg:y="1.897cm" svg:viewBox="0 0 596 441" draw:points="0,0 596,0 596,441 0,441">
          <text:p/>
        </draw:polygon>
        <draw:polygon draw:style-name="gr5" draw:text-style-name="P1" draw:layer="layout" svg:width="0.682cm" svg:height="0.44cm" svg:x="17.805cm" svg:y="1.897cm" svg:viewBox="0 0 683 441" draw:points="0,0 683,0 683,441 0,441">
          <text:p/>
        </draw:polygon>
        <draw:polygon draw:style-name="gr5" draw:text-style-name="P1" draw:layer="layout" svg:width="0.682cm" svg:height="0.44cm" svg:x="18.547cm" svg:y="1.897cm" svg:viewBox="0 0 683 441" draw:points="0,0 683,0 683,441 0,441">
          <text:p/>
        </draw:polygon>
        <draw:polygon draw:style-name="gr5" draw:text-style-name="P1" draw:layer="layout" svg:width="0.682cm" svg:height="0.44cm" svg:x="19.276cm" svg:y="1.897cm" svg:viewBox="0 0 683 441" draw:points="0,0 683,0 683,441 0,441">
          <text:p/>
        </draw:polygon>
        <draw:polygon draw:style-name="gr1" draw:text-style-name="P1" draw:layer="layout" svg:width="0.819cm" svg:height="0.44cm" svg:x="23.263cm" svg:y="1.897cm" svg:viewBox="0 0 820 441" draw:points="0,0 820,0 820,441 0,441">
          <text:p/>
        </draw:polygon>
        <draw:polygon draw:style-name="gr6" draw:text-style-name="P1" draw:layer="layout" svg:width="0.022cm" svg:height="0.44cm" svg:x="24.107cm" svg:y="1.897cm" svg:viewBox="0 0 23 441" draw:points="0,0 23,0 23,441 0,441">
          <text:p/>
        </draw:polygon>
        <draw:polygon draw:style-name="gr4" draw:text-style-name="P1" draw:layer="layout" svg:width="0.595cm" svg:height="0.44cm" svg:x="1.448cm" svg:y="2.396cm" svg:viewBox="0 0 596 441" draw:points="0,0 596,0 596,441 0,441">
          <text:p/>
        </draw:polygon>
        <draw:polygon draw:style-name="gr5" draw:text-style-name="P1" draw:layer="layout" svg:width="0.682cm" svg:height="0.44cm" svg:x="2.074cm" svg:y="2.396cm" svg:viewBox="0 0 683 441" draw:points="0,0 683,0 683,441 0,441">
          <text:p/>
        </draw:polygon>
        <draw:polygon draw:style-name="gr5" draw:text-style-name="P1" draw:layer="layout" svg:width="0.682cm" svg:height="0.44cm" svg:x="2.857cm" svg:y="2.396cm" svg:viewBox="0 0 683 441" draw:points="0,0 683,0 683,441 0,441">
          <text:p/>
        </draw:polygon>
        <draw:polygon draw:style-name="gr5" draw:text-style-name="P1" draw:layer="layout" svg:width="0.682cm" svg:height="0.44cm" svg:x="3.584cm" svg:y="2.396cm" svg:viewBox="0 0 683 441" draw:points="0,0 683,0 683,441 0,441">
          <text:p/>
        </draw:polygon>
        <draw:polygon draw:style-name="gr5" draw:text-style-name="P1" draw:layer="layout" svg:width="0.682cm" svg:height="0.44cm" svg:x="4.314cm" svg:y="2.396cm" svg:viewBox="0 0 683 441" draw:points="0,0 683,0 683,441 0,441">
          <text:p/>
        </draw:polygon>
        <draw:polygon draw:style-name="gr5" draw:text-style-name="P1" draw:layer="layout" svg:width="0.682cm" svg:height="0.44cm" svg:x="5.046cm" svg:y="2.396cm" svg:viewBox="0 0 683 441" draw:points="0,0 683,0 683,441 0,441">
          <text:p/>
        </draw:polygon>
        <draw:polygon draw:style-name="gr5" draw:text-style-name="P1" draw:layer="layout" svg:width="0.682cm" svg:height="0.44cm" svg:x="5.781cm" svg:y="2.396cm" svg:viewBox="0 0 683 441" draw:points="0,0 683,0 683,441 0,441">
          <text:p/>
        </draw:polygon>
        <draw:polygon draw:style-name="gr5" draw:text-style-name="P1" draw:layer="layout" svg:width="0.682cm" svg:height="0.44cm" svg:x="6.516cm" svg:y="2.396cm" svg:viewBox="0 0 683 441" draw:points="0,0 683,0 683,441 0,441">
          <text:p/>
        </draw:polygon>
        <draw:polygon draw:style-name="gr4" draw:text-style-name="P1" draw:layer="layout" svg:width="0.595cm" svg:height="0.44cm" svg:x="7.273cm" svg:y="2.396cm" svg:viewBox="0 0 596 441" draw:points="0,0 596,0 596,441 0,441">
          <text:p/>
        </draw:polygon>
        <draw:polygon draw:style-name="gr5" draw:text-style-name="P1" draw:layer="layout" svg:width="0.682cm" svg:height="0.44cm" svg:x="7.896cm" svg:y="2.396cm" svg:viewBox="0 0 683 441" draw:points="0,0 683,0 683,441 0,441">
          <text:p/>
        </draw:polygon>
        <draw:polygon draw:style-name="gr5" draw:text-style-name="P1" draw:layer="layout" svg:width="0.682cm" svg:height="0.44cm" svg:x="8.63cm" svg:y="2.396cm" svg:viewBox="0 0 683 441" draw:points="0,0 683,0 683,441 0,441">
          <text:p/>
        </draw:polygon>
        <draw:polygon draw:style-name="gr5" draw:text-style-name="P1" draw:layer="layout" svg:width="0.682cm" svg:height="0.44cm" svg:x="9.356cm" svg:y="2.396cm" svg:viewBox="0 0 683 441" draw:points="0,0 683,0 683,441 0,441">
          <text:p/>
        </draw:polygon>
        <draw:polygon draw:style-name="gr5" draw:text-style-name="P1" draw:layer="layout" svg:width="0.682cm" svg:height="0.44cm" svg:x="10.09cm" svg:y="2.396cm" svg:viewBox="0 0 683 441" draw:points="0,0 683,0 683,441 0,441">
          <text:p/>
        </draw:polygon>
        <draw:polygon draw:style-name="gr5" draw:text-style-name="P1" draw:layer="layout" svg:width="0.682cm" svg:height="0.44cm" svg:x="10.825cm" svg:y="2.396cm" svg:viewBox="0 0 683 441" draw:points="0,0 683,0 683,441 0,441">
          <text:p/>
        </draw:polygon>
        <draw:polygon draw:style-name="gr5" draw:text-style-name="P1" draw:layer="layout" svg:width="0.682cm" svg:height="0.44cm" svg:x="11.582cm" svg:y="2.396cm" svg:viewBox="0 0 683 441" draw:points="0,0 683,0 683,441 0,441">
          <text:p/>
        </draw:polygon>
        <draw:polygon draw:style-name="gr4" draw:text-style-name="P1" draw:layer="layout" svg:width="0.595cm" svg:height="0.44cm" svg:x="12.27cm" svg:y="2.396cm" svg:viewBox="0 0 596 441" draw:points="0,0 596,0 596,441 0,441">
          <text:p/>
        </draw:polygon>
        <draw:polygon draw:style-name="gr5" draw:text-style-name="P1" draw:layer="layout" svg:width="0.682cm" svg:height="0.44cm" svg:x="12.869cm" svg:y="2.396cm" svg:viewBox="0 0 683 441" draw:points="0,0 683,0 683,441 0,441">
          <text:p/>
        </draw:polygon>
        <draw:polygon draw:style-name="gr5" draw:text-style-name="P1" draw:layer="layout" svg:width="0.682cm" svg:height="0.44cm" svg:x="13.558cm" svg:y="2.396cm" svg:viewBox="0 0 683 441" draw:points="0,0 683,0 683,441 0,441">
          <text:p/>
        </draw:polygon>
        <draw:polygon draw:style-name="gr5" draw:text-style-name="P1" draw:layer="layout" svg:width="0.682cm" svg:height="0.44cm" svg:x="14.245cm" svg:y="2.396cm" svg:viewBox="0 0 683 441" draw:points="0,0 683,0 683,441 0,441">
          <text:p/>
        </draw:polygon>
        <draw:polygon draw:style-name="gr5" draw:text-style-name="P1" draw:layer="layout" svg:width="0.682cm" svg:height="0.44cm" svg:x="14.933cm" svg:y="2.396cm" svg:viewBox="0 0 683 441" draw:points="0,0 683,0 683,441 0,441">
          <text:p/>
        </draw:polygon>
        <draw:polygon draw:style-name="gr5" draw:text-style-name="P1" draw:layer="layout" svg:width="0.682cm" svg:height="0.44cm" svg:x="15.622cm" svg:y="2.396cm" svg:viewBox="0 0 683 441" draw:points="0,0 683,0 683,441 0,441">
          <text:p/>
        </draw:polygon>
        <draw:polygon draw:style-name="gr4" draw:text-style-name="P1" draw:layer="layout" svg:width="0.595cm" svg:height="0.44cm" svg:x="17.17cm" svg:y="2.396cm" svg:viewBox="0 0 596 441" draw:points="0,0 596,0 596,441 0,441">
          <text:p/>
        </draw:polygon>
        <draw:polygon draw:style-name="gr5" draw:text-style-name="P1" draw:layer="layout" svg:width="0.68cm" svg:height="0.44cm" svg:x="17.838cm" svg:y="2.396cm" svg:viewBox="0 0 681 441" draw:points="0,0 681,0 681,441 0,441">
          <text:p/>
        </draw:polygon>
        <draw:polygon draw:style-name="gr5" draw:text-style-name="P1" draw:layer="layout" svg:width="0.682cm" svg:height="0.44cm" svg:x="18.606cm" svg:y="2.396cm" svg:viewBox="0 0 683 441" draw:points="0,0 683,0 683,441 0,441">
          <text:p/>
        </draw:polygon>
        <draw:polygon draw:style-name="gr5" draw:text-style-name="P1" draw:layer="layout" svg:width="0.682cm" svg:height="0.44cm" svg:x="19.334cm" svg:y="2.396cm" svg:viewBox="0 0 683 441" draw:points="0,0 683,0 683,441 0,441">
          <text:p/>
        </draw:polygon>
        <draw:polygon draw:style-name="gr4" draw:text-style-name="P1" draw:layer="layout" svg:width="0.595cm" svg:height="0.44cm" svg:x="1.471cm" svg:y="2.897cm" svg:viewBox="0 0 596 441" draw:points="0,0 596,0 596,441 0,441">
          <text:p/>
        </draw:polygon>
        <draw:polygon draw:style-name="gr5" draw:text-style-name="P1" draw:layer="layout" svg:width="0.682cm" svg:height="0.44cm" svg:x="2.12cm" svg:y="2.897cm" svg:viewBox="0 0 683 441" draw:points="0,0 683,0 683,441 0,441">
          <text:p/>
        </draw:polygon>
        <draw:polygon draw:style-name="gr5" draw:text-style-name="P1" draw:layer="layout" svg:width="0.682cm" svg:height="0.44cm" svg:x="2.924cm" svg:y="2.897cm" svg:viewBox="0 0 683 441" draw:points="0,0 683,0 683,441 0,441">
          <text:p/>
        </draw:polygon>
        <draw:polygon draw:style-name="gr5" draw:text-style-name="P1" draw:layer="layout" svg:width="0.682cm" svg:height="0.44cm" svg:x="3.705cm" svg:y="2.897cm" svg:viewBox="0 0 683 441" draw:points="0,0 683,0 683,441 0,441">
          <text:p/>
        </draw:polygon>
        <draw:polygon draw:style-name="gr5" draw:text-style-name="P1" draw:layer="layout" svg:width="0.682cm" svg:height="0.44cm" svg:x="4.479cm" svg:y="2.897cm" svg:viewBox="0 0 683 441" draw:points="0,0 683,0 683,441 0,441">
          <text:p/>
        </draw:polygon>
        <draw:polygon draw:style-name="gr5" draw:text-style-name="P1" draw:layer="layout" svg:width="0.682cm" svg:height="0.44cm" svg:x="5.244cm" svg:y="2.897cm" svg:viewBox="0 0 683 441" draw:points="0,0 683,0 683,441 0,441">
          <text:p/>
        </draw:polygon>
        <draw:polygon draw:style-name="gr5" draw:text-style-name="P1" draw:layer="layout" svg:width="0.682cm" svg:height="0.44cm" svg:x="6.004cm" svg:y="2.897cm" svg:viewBox="0 0 683 441" draw:points="0,0 683,0 683,441 0,441">
          <text:p/>
        </draw:polygon>
        <draw:polygon draw:style-name="gr5" draw:text-style-name="P1" draw:layer="layout" svg:width="0.682cm" svg:height="0.44cm" svg:x="6.763cm" svg:y="2.897cm" svg:viewBox="0 0 683 441" draw:points="0,0 683,0 683,441 0,441">
          <text:p/>
        </draw:polygon>
        <draw:polygon draw:style-name="gr4" draw:text-style-name="P1" draw:layer="layout" svg:width="0.595cm" svg:height="0.44cm" svg:x="7.524cm" svg:y="2.897cm" svg:viewBox="0 0 596 441" draw:points="0,0 596,0 596,441 0,441">
          <text:p/>
        </draw:polygon>
        <draw:polygon draw:style-name="gr5" draw:text-style-name="P1" draw:layer="layout" svg:width="0.682cm" svg:height="0.44cm" svg:x="8.148cm" svg:y="2.897cm" svg:viewBox="0 0 683 441" draw:points="0,0 683,0 683,441 0,441">
          <text:p/>
        </draw:polygon>
        <draw:polygon draw:style-name="gr5" draw:text-style-name="P1" draw:layer="layout" svg:width="0.682cm" svg:height="0.44cm" svg:x="8.88cm" svg:y="2.897cm" svg:viewBox="0 0 683 441" draw:points="0,0 683,0 683,441 0,441">
          <text:p/>
        </draw:polygon>
        <draw:polygon draw:style-name="gr5" draw:text-style-name="P1" draw:layer="layout" svg:width="0.682cm" svg:height="0.44cm" svg:x="9.616cm" svg:y="2.897cm" svg:viewBox="0 0 683 441" draw:points="0,0 683,0 683,441 0,441">
          <text:p/>
        </draw:polygon>
        <draw:polygon draw:style-name="gr5" draw:text-style-name="P1" draw:layer="layout" svg:width="0.682cm" svg:height="0.44cm" svg:x="10.352cm" svg:y="2.897cm" svg:viewBox="0 0 683 441" draw:points="0,0 683,0 683,441 0,441">
          <text:p/>
        </draw:polygon>
        <draw:polygon draw:style-name="gr5" draw:text-style-name="P1" draw:layer="layout" svg:width="0.682cm" svg:height="0.44cm" svg:x="11.103cm" svg:y="2.897cm" svg:viewBox="0 0 683 441" draw:points="0,0 683,0 683,441 0,441">
          <text:p/>
        </draw:polygon>
        <draw:polygon draw:style-name="gr5" draw:text-style-name="P1" draw:layer="layout" svg:width="0.682cm" svg:height="0.44cm" svg:x="11.836cm" svg:y="2.897cm" svg:viewBox="0 0 683 441" draw:points="0,0 683,0 683,441 0,441">
          <text:p/>
        </draw:polygon>
        <draw:polygon draw:style-name="gr1" draw:text-style-name="P1" draw:layer="layout" svg:width="0.819cm" svg:height="0.44cm" svg:x="12.568cm" svg:y="2.897cm" svg:viewBox="0 0 820 441" draw:points="0,0 820,0 820,441 0,441">
          <text:p/>
        </draw:polygon>
        <draw:polygon draw:style-name="gr2" draw:text-style-name="P1" draw:layer="layout" svg:width="0.663cm" svg:height="0.44cm" svg:x="13.439cm" svg:y="2.897cm" svg:viewBox="0 0 664 441" draw:points="0,0 664,0 664,441 0,441">
          <text:p/>
        </draw:polygon>
        <draw:polygon draw:style-name="gr2" draw:text-style-name="P1" draw:layer="layout" svg:width="0.663cm" svg:height="0.44cm" svg:x="14.15cm" svg:y="2.897cm" svg:viewBox="0 0 664 441" draw:points="0,0 664,0 664,441 0,441">
          <text:p/>
        </draw:polygon>
        <draw:polygon draw:style-name="gr2" draw:text-style-name="P1" draw:layer="layout" svg:width="0.661cm" svg:height="0.44cm" svg:x="14.862cm" svg:y="2.897cm" svg:viewBox="0 0 662 441" draw:points="0,0 662,0 662,441 0,441">
          <text:p/>
        </draw:polygon>
        <draw:polygon draw:style-name="gr2" draw:text-style-name="P1" draw:layer="layout" svg:width="0.661cm" svg:height="0.44cm" svg:x="15.597cm" svg:y="2.897cm" svg:viewBox="0 0 662 441" draw:points="0,0 662,0 662,441 0,441">
          <text:p/>
        </draw:polygon>
        <draw:polygon draw:style-name="gr4" draw:text-style-name="P1" draw:layer="layout" svg:width="0.595cm" svg:height="0.44cm" svg:x="17.584cm" svg:y="2.897cm" svg:viewBox="0 0 596 441" draw:points="0,0 596,0 596,441 0,441">
          <text:p/>
        </draw:polygon>
        <draw:polygon draw:style-name="gr5" draw:text-style-name="P1" draw:layer="layout" svg:width="0.682cm" svg:height="0.44cm" svg:x="18.274cm" svg:y="2.897cm" svg:viewBox="0 0 683 441" draw:points="0,0 683,0 683,441 0,441">
          <text:p/>
        </draw:polygon>
        <draw:polygon draw:style-name="gr5" draw:text-style-name="P1" draw:layer="layout" svg:width="0.682cm" svg:height="0.44cm" svg:x="19.022cm" svg:y="2.897cm" svg:viewBox="0 0 683 441" draw:points="0,0 683,0 683,441 0,441">
          <text:p/>
        </draw:polygon>
        <draw:polygon draw:style-name="gr5" draw:text-style-name="P1" draw:layer="layout" svg:width="0.682cm" svg:height="0.44cm" svg:x="19.769cm" svg:y="2.897cm" svg:viewBox="0 0 683 441" draw:points="0,0 683,0 683,441 0,441">
          <text:p/>
        </draw:polygon>
        <draw:polygon draw:style-name="gr4" draw:text-style-name="P1" draw:layer="layout" svg:width="0.595cm" svg:height="0.44cm" svg:x="1.465cm" svg:y="3.397cm" svg:viewBox="0 0 596 441" draw:points="0,0 596,0 596,441 0,441">
          <text:p/>
        </draw:polygon>
        <draw:polygon draw:style-name="gr5" draw:text-style-name="P1" draw:layer="layout" svg:width="0.682cm" svg:height="0.44cm" svg:x="2.108cm" svg:y="3.397cm" svg:viewBox="0 0 683 441" draw:points="0,0 683,0 683,441 0,441">
          <text:p/>
        </draw:polygon>
        <draw:polygon draw:style-name="gr5" draw:text-style-name="P1" draw:layer="layout" svg:width="0.682cm" svg:height="0.44cm" svg:x="2.909cm" svg:y="3.397cm" svg:viewBox="0 0 683 441" draw:points="0,0 683,0 683,441 0,441">
          <text:p/>
        </draw:polygon>
        <draw:polygon draw:style-name="gr5" draw:text-style-name="P1" draw:layer="layout" svg:width="0.682cm" svg:height="0.44cm" svg:x="3.677cm" svg:y="3.397cm" svg:viewBox="0 0 683 441" draw:points="0,0 683,0 683,441 0,441">
          <text:p/>
        </draw:polygon>
        <draw:polygon draw:style-name="gr5" draw:text-style-name="P1" draw:layer="layout" svg:width="0.682cm" svg:height="0.44cm" svg:x="4.428cm" svg:y="3.397cm" svg:viewBox="0 0 683 441" draw:points="0,0 683,0 683,441 0,441">
          <text:p/>
        </draw:polygon>
        <draw:polygon draw:style-name="gr5" draw:text-style-name="P1" draw:layer="layout" svg:width="0.682cm" svg:height="0.44cm" svg:x="5.156cm" svg:y="3.397cm" svg:viewBox="0 0 683 441" draw:points="0,0 683,0 683,441 0,441">
          <text:p/>
        </draw:polygon>
        <draw:polygon draw:style-name="gr5" draw:text-style-name="P1" draw:layer="layout" svg:width="0.682cm" svg:height="0.44cm" svg:x="5.885cm" svg:y="3.397cm" svg:viewBox="0 0 683 441" draw:points="0,0 683,0 683,441 0,441">
          <text:p/>
        </draw:polygon>
        <draw:polygon draw:style-name="gr5" draw:text-style-name="P1" draw:layer="layout" svg:width="0.682cm" svg:height="0.44cm" svg:x="6.613cm" svg:y="3.397cm" svg:viewBox="0 0 683 441" draw:points="0,0 683,0 683,441 0,441">
          <text:p/>
        </draw:polygon>
        <draw:polygon draw:style-name="gr4" draw:text-style-name="P1" draw:layer="layout" svg:width="0.595cm" svg:height="0.44cm" svg:x="7.345cm" svg:y="3.397cm" svg:viewBox="0 0 596 441" draw:points="0,0 596,0 596,441 0,441">
          <text:p/>
        </draw:polygon>
        <draw:polygon draw:style-name="gr5" draw:text-style-name="P1" draw:layer="layout" svg:width="0.682cm" svg:height="0.44cm" svg:x="7.968cm" svg:y="3.397cm" svg:viewBox="0 0 683 441" draw:points="0,0 683,0 683,441 0,441">
          <text:p/>
        </draw:polygon>
        <draw:polygon draw:style-name="gr5" draw:text-style-name="P1" draw:layer="layout" svg:width="0.682cm" svg:height="0.44cm" svg:x="8.696cm" svg:y="3.397cm" svg:viewBox="0 0 683 441" draw:points="0,0 683,0 683,441 0,441">
          <text:p/>
        </draw:polygon>
        <draw:polygon draw:style-name="gr5" draw:text-style-name="P1" draw:layer="layout" svg:width="0.682cm" svg:height="0.44cm" svg:x="9.425cm" svg:y="3.397cm" svg:viewBox="0 0 683 441" draw:points="0,0 683,0 683,441 0,441">
          <text:p/>
        </draw:polygon>
        <draw:polygon draw:style-name="gr5" draw:text-style-name="P1" draw:layer="layout" svg:width="0.682cm" svg:height="0.44cm" svg:x="10.159cm" svg:y="3.397cm" svg:viewBox="0 0 683 441" draw:points="0,0 683,0 683,441 0,441">
          <text:p/>
        </draw:polygon>
        <draw:polygon draw:style-name="gr5" draw:text-style-name="P1" draw:layer="layout" svg:width="0.682cm" svg:height="0.44cm" svg:x="10.895cm" svg:y="3.397cm" svg:viewBox="0 0 683 441" draw:points="0,0 683,0 683,441 0,441">
          <text:p/>
        </draw:polygon>
        <draw:polygon draw:style-name="gr5" draw:text-style-name="P1" draw:layer="layout" svg:width="0.682cm" svg:height="0.44cm" svg:x="11.64cm" svg:y="3.397cm" svg:viewBox="0 0 683 441" draw:points="0,0 683,0 683,441 0,441">
          <text:p/>
        </draw:polygon>
        <draw:polygon draw:style-name="gr4" draw:text-style-name="P1" draw:layer="layout" svg:width="0.595cm" svg:height="0.44cm" svg:x="13.573cm" svg:y="3.397cm" svg:viewBox="0 0 596 441" draw:points="0,0 596,0 596,441 0,441">
          <text:p/>
        </draw:polygon>
        <draw:polygon draw:style-name="gr5" draw:text-style-name="P1" draw:layer="layout" svg:width="0.682cm" svg:height="0.44cm" svg:x="14.289cm" svg:y="3.397cm" svg:viewBox="0 0 683 441" draw:points="0,0 683,0 683,441 0,441">
          <text:p/>
        </draw:polygon>
        <draw:polygon draw:style-name="gr5" draw:text-style-name="P1" draw:layer="layout" svg:width="0.682cm" svg:height="0.44cm" svg:x="15.049cm" svg:y="3.397cm" svg:viewBox="0 0 683 441" draw:points="0,0 683,0 683,441 0,441">
          <text:p/>
        </draw:polygon>
        <draw:polygon draw:style-name="gr5" draw:text-style-name="P1" draw:layer="layout" svg:width="0.682cm" svg:height="0.44cm" svg:x="15.825cm" svg:y="3.397cm" svg:viewBox="0 0 683 441" draw:points="0,0 683,0 683,441 0,441">
          <text:p/>
        </draw:polygon>
        <draw:polygon draw:style-name="gr5" draw:text-style-name="P1" draw:layer="layout" svg:width="0.682cm" svg:height="0.44cm" svg:x="16.586cm" svg:y="3.397cm" svg:viewBox="0 0 683 441" draw:points="0,0 683,0 683,441 0,441">
          <text:p/>
        </draw:polygon>
        <draw:polygon draw:style-name="gr1" draw:text-style-name="P1" draw:layer="layout" svg:width="0.819cm" svg:height="0.44cm" svg:x="18.583cm" svg:y="3.397cm" svg:viewBox="0 0 820 441" draw:points="0,0 820,0 820,441 0,441">
          <text:p/>
        </draw:polygon>
        <draw:polygon draw:style-name="gr2" draw:text-style-name="P1" draw:layer="layout" svg:width="0.661cm" svg:height="0.44cm" svg:x="19.456cm" svg:y="3.397cm" svg:viewBox="0 0 662 441" draw:points="0,0 662,0 662,441 0,441">
          <text:p/>
        </draw:polygon>
        <draw:polygon draw:style-name="gr2" draw:text-style-name="P1" draw:layer="layout" svg:width="0.663cm" svg:height="0.44cm" svg:x="20.175cm" svg:y="3.397cm" svg:viewBox="0 0 664 441" draw:points="0,0 664,0 664,441 0,441">
          <text:p/>
        </draw:polygon>
        <draw:polygon draw:style-name="gr4" draw:text-style-name="P1" draw:layer="layout" svg:width="0.595cm" svg:height="0.44cm" svg:x="1.471cm" svg:y="3.898cm" svg:viewBox="0 0 596 441" draw:points="0,0 596,0 596,441 0,441">
          <text:p/>
        </draw:polygon>
        <draw:polygon draw:style-name="gr5" draw:text-style-name="P1" draw:layer="layout" svg:width="0.682cm" svg:height="0.44cm" svg:x="2.125cm" svg:y="3.898cm" svg:viewBox="0 0 683 441" draw:points="0,0 683,0 683,441 0,441">
          <text:p/>
        </draw:polygon>
        <draw:polygon draw:style-name="gr5" draw:text-style-name="P1" draw:layer="layout" svg:width="0.682cm" svg:height="0.44cm" svg:x="2.924cm" svg:y="3.898cm" svg:viewBox="0 0 683 441" draw:points="0,0 683,0 683,441 0,441">
          <text:p/>
        </draw:polygon>
        <draw:polygon draw:style-name="gr5" draw:text-style-name="P1" draw:layer="layout" svg:width="0.682cm" svg:height="0.44cm" svg:x="3.703cm" svg:y="3.898cm" svg:viewBox="0 0 683 441" draw:points="0,0 683,0 683,441 0,441">
          <text:p/>
        </draw:polygon>
        <draw:polygon draw:style-name="gr5" draw:text-style-name="P1" draw:layer="layout" svg:width="0.682cm" svg:height="0.44cm" svg:x="4.481cm" svg:y="3.898cm" svg:viewBox="0 0 683 441" draw:points="0,0 683,0 683,441 0,441">
          <text:p/>
        </draw:polygon>
        <draw:polygon draw:style-name="gr5" draw:text-style-name="P1" draw:layer="layout" svg:width="0.682cm" svg:height="0.44cm" svg:x="5.244cm" svg:y="3.898cm" svg:viewBox="0 0 683 441" draw:points="0,0 683,0 683,441 0,441">
          <text:p/>
        </draw:polygon>
        <draw:polygon draw:style-name="gr5" draw:text-style-name="P1" draw:layer="layout" svg:width="0.682cm" svg:height="0.44cm" svg:x="6.004cm" svg:y="3.898cm" svg:viewBox="0 0 683 441" draw:points="0,0 683,0 683,441 0,441">
          <text:p/>
        </draw:polygon>
        <draw:polygon draw:style-name="gr5" draw:text-style-name="P1" draw:layer="layout" svg:width="0.682cm" svg:height="0.44cm" svg:x="6.763cm" svg:y="3.898cm" svg:viewBox="0 0 683 441" draw:points="0,0 683,0 683,441 0,441">
          <text:p/>
        </draw:polygon>
        <draw:polygon draw:style-name="gr1" draw:text-style-name="P1" draw:layer="layout" svg:width="0.819cm" svg:height="0.44cm" svg:x="8.592cm" svg:y="3.898cm" svg:viewBox="0 0 820 441" draw:points="0,0 820,0 820,441 0,441">
          <text:p/>
        </draw:polygon>
        <draw:polygon draw:style-name="gr2" draw:text-style-name="P1" draw:layer="layout" svg:width="0.661cm" svg:height="0.44cm" svg:x="9.463cm" svg:y="3.898cm" svg:viewBox="0 0 662 441" draw:points="0,0 662,0 662,441 0,441">
          <text:p/>
        </draw:polygon>
        <draw:polygon draw:style-name="gr2" draw:text-style-name="P1" draw:layer="layout" svg:width="0.663cm" svg:height="0.44cm" svg:x="10.176cm" svg:y="3.898cm" svg:viewBox="0 0 664 441" draw:points="0,0 664,0 664,441 0,441">
          <text:p/>
        </draw:polygon>
        <draw:polygon draw:style-name="gr2" draw:text-style-name="P1" draw:layer="layout" svg:width="0.663cm" svg:height="0.44cm" svg:x="10.895cm" svg:y="3.898cm" svg:viewBox="0 0 664 441" draw:points="0,0 664,0 664,441 0,441">
          <text:p/>
        </draw:polygon>
        <draw:polygon draw:style-name="gr2" draw:text-style-name="P1" draw:layer="layout" svg:width="0.663cm" svg:height="0.44cm" svg:x="11.625cm" svg:y="3.898cm" svg:viewBox="0 0 664 441" draw:points="0,0 664,0 664,441 0,441">
          <text:p/>
        </draw:polygon>
        <draw:polygon draw:style-name="gr2" draw:text-style-name="P1" draw:layer="layout" svg:width="0.663cm" svg:height="0.44cm" svg:x="12.352cm" svg:y="3.898cm" svg:viewBox="0 0 664 441" draw:points="0,0 664,0 664,441 0,441">
          <text:p/>
        </draw:polygon>
        <draw:polygon draw:style-name="gr4" draw:text-style-name="P1" draw:layer="layout" svg:width="0.595cm" svg:height="0.44cm" svg:x="13.577cm" svg:y="3.898cm" svg:viewBox="0 0 596 441" draw:points="0,0 596,0 596,441 0,441">
          <text:p/>
        </draw:polygon>
        <draw:polygon draw:style-name="gr5" draw:text-style-name="P1" draw:layer="layout" svg:width="0.682cm" svg:height="0.44cm" svg:x="14.296cm" svg:y="3.898cm" svg:viewBox="0 0 683 441" draw:points="0,0 683,0 683,441 0,441">
          <text:p/>
        </draw:polygon>
        <draw:polygon draw:style-name="gr5" draw:text-style-name="P1" draw:layer="layout" svg:width="0.682cm" svg:height="0.44cm" svg:x="15.055cm" svg:y="3.898cm" svg:viewBox="0 0 683 441" draw:points="0,0 683,0 683,441 0,441">
          <text:p/>
        </draw:polygon>
        <draw:polygon draw:style-name="gr5" draw:text-style-name="P1" draw:layer="layout" svg:width="0.682cm" svg:height="0.44cm" svg:x="15.827cm" svg:y="3.898cm" svg:viewBox="0 0 683 441" draw:points="0,0 683,0 683,441 0,441">
          <text:p/>
        </draw:polygon>
        <draw:polygon draw:style-name="gr5" draw:text-style-name="P1" draw:layer="layout" svg:width="0.682cm" svg:height="0.44cm" svg:x="16.588cm" svg:y="3.898cm" svg:viewBox="0 0 683 441" draw:points="0,0 683,0 683,441 0,441">
          <text:p/>
        </draw:polygon>
        <draw:polygon draw:style-name="gr4" draw:text-style-name="P1" draw:layer="layout" svg:width="0.595cm" svg:height="0.44cm" svg:x="19.482cm" svg:y="3.898cm" svg:viewBox="0 0 596 441" draw:points="0,0 596,0 596,441 0,441">
          <text:p/>
        </draw:polygon>
        <draw:polygon draw:style-name="gr5" draw:text-style-name="P1" draw:layer="layout" svg:width="0.682cm" svg:height="0.44cm" svg:x="20.18cm" svg:y="3.898cm" svg:viewBox="0 0 683 441" draw:points="0,0 683,0 683,441 0,441">
          <text:p/>
        </draw:polygon>
        <draw:polygon draw:style-name="gr5" draw:text-style-name="P1" draw:layer="layout" svg:width="0.682cm" svg:height="0.44cm" svg:x="20.924cm" svg:y="3.898cm" svg:viewBox="0 0 683 441" draw:points="0,0 683,0 683,441 0,441">
          <text:p/>
        </draw:polygon>
        <draw:polygon draw:style-name="gr1" draw:text-style-name="P1" draw:layer="layout" svg:width="0.819cm" svg:height="0.44cm" svg:x="0.423cm" svg:y="5.182cm" svg:viewBox="0 0 820 441" draw:points="0,0 820,0 820,441 0,441">
          <text:p/>
        </draw:polygon>
        <draw:polygon draw:style-name="gr2" draw:text-style-name="P1" draw:layer="layout" svg:width="0.663cm" svg:height="0.44cm" svg:x="4.042cm" svg:y="5.181cm" svg:viewBox="0 0 664 441" draw:points="0,0 664,0 664,441 0,441">
          <text:p/>
        </draw:polygon>
        <draw:frame draw:style-name="gr7" draw:text-style-name="P3" draw:layer="layout" svg:width="2.309cm" svg:height="0.789cm" svg:x="1.35cm" svg:y="5.08cm">
          <draw:text-box>
            <text:p text:style-name="P2"><text:span text:style-name="T1">SGEQRT</text:span></text:p>
          </draw:text-box>
        </draw:frame>
        <draw:polygon draw:style-name="gr4" draw:text-style-name="P1" draw:layer="layout" svg:width="0.595cm" svg:height="0.44cm" svg:x="7.354cm" svg:y="5.182cm" svg:viewBox="0 0 596 441" draw:points="0,0 596,0 596,441 0,441">
          <text:p/>
        </draw:polygon>
        <draw:frame draw:style-name="gr7" draw:text-style-name="P3" draw:layer="layout" svg:width="2.309cm" svg:height="0.789cm" svg:x="4.649cm" svg:y="5.08cm">
          <draw:text-box>
            <text:p text:style-name="P2"><text:span text:style-name="T1">STSQRT</text:span></text:p>
          </draw:text-box>
        </draw:frame>
        <draw:frame draw:style-name="gr7" draw:text-style-name="P3" draw:layer="layout" svg:width="2.309cm" svg:height="0.789cm" svg:x="7.948cm" svg:y="5.08cm">
          <draw:text-box>
            <text:p text:style-name="P2"><text:span text:style-name="T1">SLARFB</text:span></text:p>
          </draw:text-box>
        </draw:frame>
        <draw:polygon draw:style-name="gr5" draw:text-style-name="P1" draw:layer="layout" svg:width="0.682cm" svg:height="0.44cm" svg:x="10.644cm" svg:y="5.181cm" svg:viewBox="0 0 683 441" draw:points="0,0 683,0 683,441 0,441">
          <text:p/>
        </draw:polygon>
        <draw:frame draw:style-name="gr7" draw:text-style-name="P3" draw:layer="layout" svg:width="2.309cm" svg:height="0.789cm" svg:x="11.246cm" svg:y="5.08cm">
          <draw:text-box>
            <text:p text:style-name="P2"><text:span text:style-name="T1">SSSRF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Hatch_20_1" draw:display-name="Hatch 1" draw:style="double" draw:color="#000000" draw:distance="0.102cm" draw:rotation="450"/>
    <draw:hatch draw:name="Hatch_20_2" draw:display-name="Hatch 2" draw:style="single" draw:color="#000000" draw:distance="0.254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c0c0c0"/>
    </style:style>
    <style:style style:name="style1" style:family="graphic" style:parent-style-name="standard">
      <style:graphic-properties draw:stroke="none" draw:fill="solid" draw:fill-color="#006680"/>
    </style:style>
    <style:style style:name="style2" style:family="graphic" style:parent-style-name="standard">
      <style:graphic-properties draw:stroke="none" draw:fill="solid" draw:fill-color="#b060d0"/>
    </style:style>
    <style:style style:name="style3" style:family="graphic" style:parent-style-name="standard">
      <style:graphic-properties draw:stroke="none" draw:fill="solid" draw:fill-color="#00c0f0"/>
    </style:style>
    <style:style style:name="style4" style:family="graphic" style:parent-style-name="standard">
      <style:graphic-properties draw:stroke="none" draw:fill="solid" draw:fill-color="#d0f040"/>
    </style:style>
  </office:styles>
  <office:automatic-styles>
    <style:page-layout style:name="PM0">
      <style:page-layout-properties fo:margin-top="0cm" fo:margin-bottom="0cm" fo:margin-left="0cm" fo:margin-right="0cm" fo:page-width="24.384cm" fo:page-height="6.09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unknown</meta:initial-creator>
    <dc:date>2010-07-28T17:54:22</dc:date>
    <meta:editing-cycles>11</meta:editing-cycles>
    <meta:editing-duration>PT01H03M59S</meta:editing-duration>
    <meta:document-statistic meta:object-count="213"/>
    <meta:user-defined meta:name="Info 1"/>
    <meta:user-defined meta:name="Info 2"/>
    <meta:user-defined meta:name="Info 3"/>
    <meta:user-defined meta:name="Info 4"/>
  </office:meta>
</office:document-meta>
</file>